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1" calcext:value-type="float">
            <text:p>361</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2" calcext:value-type="float">
            <text:p>32</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8" calcext:value-type="float">
            <text:p>3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8">00/00/0000</text:date>, <text:time style:data-style-name="N2" text:time-value="20:02:12.0344517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8T20:02:56.352210289</dc:date>
    <meta:editing-duration>PT12H28M24S</meta:editing-duration>
    <meta:editing-cycles>333</meta:editing-cycles>
    <meta:document-statistic meta:table-count="1" meta:cell-count="2156" meta:object-count="0"/>
  </office:meta>
</office:document-meta>
</file>